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9.2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university" table:style-name="ta1">
        <table:table-column table:style-name="co1" table:default-cell-style-name="Default"/>
        <table:table-row table:style-name="ro1">
          <table:table-cell office:value-type="string" calcext:value-type="string">
            <text:p>INSTITUTIO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BARDERE INSTITUTE OF BUSINESS STUDI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FRICA NAZARENE UNIVERSITY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AFRICA DIGITAL MEDIA INSTITUT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PHA INSTITUTE OF ACCOUNTI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MBOSELI INSTITUTE OF HOSPITALITY AND TECHNOLOGY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ASHLEYS HAIR AND BEAUTY ACADEM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SUMBI TEACHERS TRAINING COLLEG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ARAKA ECD TEACHERS TRAINING COLLEG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MA EARLY CHILDHOOD DEVELOPMENT COLLEG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THANY EXODUS MISSIO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RAINSWAY BUSINESS COLLEG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ANIA INSTITUTE OF MANAGEMENT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CHRISTIAN INDUSTRIAL TRAINING COLLEG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UKA UNIVERSITY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COMMON GROUND THEOLOGICAL INSTITUT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NSOLATA SCHOOL OF NURSI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DAN KIMATHI UNIVERSITY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DOMINICAN SISTERS TRAINI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ON BOSCO TRAINING CENTRE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DYKAAN COLLEG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AST AFRICAN SCHOOL OF AVIATIO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ASTLANDS COLLEGE OF TECHNOLOG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GERTON UNIVERSITY</text:p>
          </table:table-cell>
        </table:table-row>
        <table:table-row table:style-name="ro1" table:number-rows-repeated="13">
          <table:table-cell/>
        </table:table-row>
        <table:table-row table:style-name="ro1">
          <table:table-cell office:value-type="string" calcext:value-type="string">
            <text:p>ELDORET UNIVERSIT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LDORET YOUTH POLYTECHN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MBU UNIVERSITY COLLEGE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EXCEL INSTITUTE OF PROFESSIONAL STUDIES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GREAT LAKES UNIVERSIT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RETSA UNIVERSITY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HALISI TEACHER TEACHERS TRAINING COLLEG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VAD INSTITUTE OF DEVELOPMENT STUDIES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HEMLAND COLLEGE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INDUSTRIAL VOCATIONAL REHABILITATION CENTRE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INSTITUTE OF ENERGY STUDIES AND RESEAR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RAMOGI OGINGA ODINGA UNIVERSITY OF SCIENCE AND TECHNOLOG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KUAT ENTERPRISES <text:s/>LIMITE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ODAN COLLEGE OF TECHNOLOGY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JOMO KENYATTA UNIVERSITY OF AGRICULTURE AND TECHNOLOGY</text:p>
          </table:table-cell>
        </table:table-row>
        <table:table-row table:style-name="ro1" table:number-rows-repeated="145">
          <table:table-cell/>
        </table:table-row>
        <table:table-row table:style-name="ro1">
          <table:table-cell office:value-type="string" calcext:value-type="string">
            <text:p>JUJA FARM YOUTH POLYTECHN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BETE TECHNICAL TRAINING COLLEGE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KAGUMO TEACHERS TRAINING COLLEGE COLLEG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RATINA UNIVERSITY COLLEGE</text:p>
          </table:table-cell>
        </table:table-row>
        <table:table-row table:style-name="ro1" table:number-rows-repeated="9">
          <table:table-cell/>
        </table:table-row>
        <table:table-row table:style-name="ro1">
          <table:table-cell office:value-type="string" calcext:value-type="string">
            <text:p>KCA UNVERSITY</text:p>
          </table:table-cell>
        </table:table-row>
        <table:table-row table:style-name="ro1" table:number-rows-repeated="13">
          <table:table-cell/>
        </table:table-row>
        <table:table-row table:style-name="ro1">
          <table:table-cell office:value-type="string" calcext:value-type="string">
            <text:p>KENYA AERONOTICAL COLLEG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ENYA COLLEGE OF COMMERCE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KENYA INSTITUE OF SPECIAL EDUCATIO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ENYA INSTITUTE OF BUSINESS AND COUNSELLING STUDIES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KENYA INSTITUTE OF MANAGEMENT</text:p>
          </table:table-cell>
        </table:table-row>
        <table:table-row table:style-name="ro1" table:number-rows-repeated="10">
          <table:table-cell/>
        </table:table-row>
        <table:table-row table:style-name="ro1">
          <table:table-cell office:value-type="string" calcext:value-type="string">
            <text:p>KENYA INSTITUTE OF SOFTWARE ENGINEERI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ENYA INSTITUTE OF SUPPLI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ENYA MEDICAL TRAINING COLLEGE</text:p>
          </table:table-cell>
        </table:table-row>
        <table:table-row table:style-name="ro1" table:number-rows-repeated="21">
          <table:table-cell/>
        </table:table-row>
        <table:table-row table:style-name="ro1">
          <table:table-cell office:value-type="string" calcext:value-type="string">
            <text:p>KENYA METHODIST UNIVERSIT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ENYA TECHNICAL TEACHERS TRAINING COLLEGE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KENYA UTALII COLLEGE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 calcext:value-type="string">
            <text:p>KENYA WATER INSTITUT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ENYATTA UNIVERSITY</text:p>
          </table:table-cell>
        </table:table-row>
        <table:table-row table:style-name="ro1" table:number-rows-repeated="64">
          <table:table-cell/>
        </table:table-row>
        <table:table-row table:style-name="ro1">
          <table:table-cell office:value-type="string" calcext:value-type="string">
            <text:p>KIAMBU COUNTY INSTITUTE OF MANAGEMEN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IAMBU DICECE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KIAMBU INSTITUTE OF SCIENCE AND TECHNOLOGY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office:value-type="string" calcext:value-type="string">
            <text:p>KIBABII UNIVERSITY COLLEGE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KIGANJO POLYTECHNIC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KILIMAMBOGO HIGHWAYS BUILDING AND TECHNOLOG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IMLEA GIRLS TECHNICAL TRAINING CENTR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INGDOM KEYS INTERNATIONAL CHRIST FOUNDATION BIBLE STUDY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KINGS COLLEGE OF TECHNOLOG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IRINYAGA UNIVERSITY COLLEGE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office:value-type="string" calcext:value-type="string">
            <text:p>KIRIRI WOMEN's UNIVERSITY OF SCIENCE AND TECHNOLOG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ISII UNIVERSITY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KPLC TRAINING COLLEGE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LAIKIPIA UNIVERSITY</text:p>
          </table:table-cell>
        </table:table-row>
        <table:table-row table:style-name="ro1" table:number-rows-repeated="9">
          <table:table-cell/>
        </table:table-row>
        <table:table-row table:style-name="ro1">
          <table:table-cell office:value-type="string" calcext:value-type="string">
            <text:p>MAASAI MARA UNIVERSIT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CHAKOS UNIVERSITY COLLEGE</text:p>
          </table:table-cell>
        </table:table-row>
        <table:table-row table:style-name="ro1" table:number-rows-repeated="8">
          <table:table-cell/>
        </table:table-row>
        <table:table-row table:style-name="ro1">
          <table:table-cell office:value-type="string" calcext:value-type="string">
            <text:p>MAHANAIM EDUCATIONAL INSTITUT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SAAI MARA UNIVERSITY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MASAI TECHNICAL TRAINING INSTITUTE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MASENO UNIVERSITY</text:p>
          </table:table-cell>
        </table:table-row>
        <table:table-row table:style-name="ro1" table:number-rows-repeated="10">
          <table:table-cell/>
        </table:table-row>
        <table:table-row table:style-name="ro1">
          <table:table-cell office:value-type="string" calcext:value-type="string">
            <text:p>MASINDE MULIRO UNIVERSITY OF SCIENCE AND TECHNOLOG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RU NATIONAL POLYTECHNIC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MERU TECHNICAL TRAINING INSTITUT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RU UNIVERSITY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MOI TEACHERS COLLEGE-BARING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OI UNIVERSITY</text:p>
          </table:table-cell>
        </table:table-row>
        <table:table-row table:style-name="ro1" table:number-rows-repeated="8">
          <table:table-cell/>
        </table:table-row>
        <table:table-row table:style-name="ro1">
          <table:table-cell office:value-type="string" calcext:value-type="string">
            <text:p>MOMBASA TECHNICAL <text:s/>TRAINING INSTITUT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OUNT KENYA UNIVERSITY</text:p>
          </table:table-cell>
        </table:table-row>
        <table:table-row table:style-name="ro1" table:number-rows-repeated="30">
          <table:table-cell/>
        </table:table-row>
        <table:table-row table:style-name="ro1">
          <table:table-cell office:value-type="string" calcext:value-type="string">
            <text:p>MULTIMEDIA UNIVERSITY OF KENYA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 calcext:value-type="string">
            <text:p>MURANGA TEACHERS TRAINING COLLEG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URANGA UNIVERSITY COLLEGE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office:value-type="string" calcext:value-type="string">
            <text:p>NAIROBI INSTITUTE OF BUSINESS STUDIES</text:p>
          </table:table-cell>
        </table:table-row>
        <table:table-row table:style-name="ro1" table:number-rows-repeated="37">
          <table:table-cell/>
        </table:table-row>
        <table:table-row table:style-name="ro1">
          <table:table-cell office:value-type="string" calcext:value-type="string">
            <text:p>NAIROBI INSTITUTE OF BUSINESS STUDIES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NAIROBI TECHNICAL TRAINING INSTITUT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EO INSTITUTE OF BUSINESS MANAGEMEN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EW DAWN COLLEGE</text:p>
          </table:table-cell>
        </table:table-row>
        <table:table-row table:style-name="ro1" table:number-rows-repeated="9">
          <table:table-cell/>
        </table:table-row>
        <table:table-row table:style-name="ro1">
          <table:table-cell office:value-type="string" calcext:value-type="string">
            <text:p>NYAGA YOUTH POLYTECHNIC</text:p>
          </table:table-cell>
        </table:table-row>
        <table:table-row table:style-name="ro1">
          <table:table-cell office:value-type="string" calcext:value-type="string">
            <text:p>NYAKIO OPERATOR AND DRIVING SCHOO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YERI NATIONAL POLYTECHNICAL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NYERI TECHNICAL TRAINING INSTITUT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UR LADY OF LOURDES MWEA SCHOOL OF NURSI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UTSPAN MEDICAL TRAINING COLLEG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IONEER INTERNATIONAL UNIVERSITY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PAN AFRICA CHRISTIAN UNIVERSIT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C KINYANJUI <text:s/>TECHNICAL TRAINING <text:s/>INSTITUT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TANNS <text:s/>DRIVING SCHOOL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PRESBYTERIAN UNIVERSITY OF EAST AFRICA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PUMWANI MATERNITY COLLEGE OF NURSING AND MIDWIFER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WANI UNIVERSITY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RAILWAY TRAINING INSTITUTE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RIFT VALLEY INSTITUTE OF SCIENCE AND TECHNOLOGY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RONGO UNIVERSITY COLLEGE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 calcext:value-type="string">
            <text:p>ROYAL COLLEGE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RUARAKA TECHNICAL TRAINING COLLEG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UIRU INSTITUTE OF BUSINESS STUDI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HOOL OF PETROLEUM STUDI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NGENI TEACHERS TRAINNIG COLLEG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NIOR DRIVING SCHOOL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SHERATON COLLEG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KYWAYS AVIATION TRAINING INSTITUT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UTH EASTERN UNIVERSITY OF KENYA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ST. DOMINIC'S TECHNICAL &amp; AGRICULTURAL TRAINING INSTITUTE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 calcext:value-type="string">
            <text:p>ST. JOHN'S TEACHERS TRAINING COLLEG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. KIZITO VOCATIONAL TRAINING INSTITUT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. LUZ <text:s/>TEACHERS TRAINING COLLEGE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ST. MARK <text:s/>TEACHERS TRAINING COLLEG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. MATHEW INSTITUTE OF HIGHER LEARNI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. PAULS UNIVERSITY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SUCCESS PROFESSIONALS <text:s/>INSTITUT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UNRISE TEACHERS TRAINING COLLEG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ALENT NURTURES COLLEGE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 calcext:value-type="string">
            <text:p>TAMBACH TEACHERS TRAINING COLLEG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ECHNICAL UNIVERSITY OF KENYA</text:p>
          </table:table-cell>
        </table:table-row>
        <table:table-row table:style-name="ro1" table:number-rows-repeated="10">
          <table:table-cell/>
        </table:table-row>
        <table:table-row table:style-name="ro1">
          <table:table-cell office:value-type="string" calcext:value-type="string">
            <text:p>TECHNICAL UNIVERSITY OF MOMBASA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 calcext:value-type="string">
            <text:p>THE CATHOLIC UNIVERSITY OF EASTERN AFRIC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 CO-OPERATIVE UNIVERSITY OF KENYA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THIKA INSTITUTE OF BUSINESS STUDIES</text:p>
          </table:table-cell>
        </table:table-row>
        <table:table-row table:style-name="ro1" table:number-rows-repeated="22">
          <table:table-cell/>
        </table:table-row>
        <table:table-row table:style-name="ro1">
          <table:table-cell office:value-type="string" calcext:value-type="string">
            <text:p>THIKA INSTITUTE OF EARLY CHILDHOOD <text:s/>STUDI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IKA ROYAL COLLEG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IKA SCHOOL OF MEDICAL AND HEALTH SCIENCE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 calcext:value-type="string">
            <text:p>THIKA TECHNICAL TRAINING INSTITUTE</text:p>
          </table:table-cell>
        </table:table-row>
        <table:table-row table:style-name="ro1" table:number-rows-repeated="27">
          <table:table-cell/>
        </table:table-row>
        <table:table-row table:style-name="ro1">
          <table:table-cell office:value-type="string" calcext:value-type="string">
            <text:p>TWO IN ONE SCHOOL OF HAIRDRESSING AND BEAUT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NIVERSITY OF ELDORET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 calcext:value-type="string">
            <text:p>UNIVERSITY OF KABIANGA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 calcext:value-type="string">
            <text:p>UNIVERSITY OF NAIROBI</text:p>
          </table:table-cell>
        </table:table-row>
        <table:table-row table:style-name="ro1" table:number-rows-repeated="19">
          <table:table-cell/>
        </table:table-row>
        <table:table-row table:style-name="ro1">
          <table:table-cell office:value-type="string" calcext:value-type="string">
            <text:p>UZURI INSTITUTE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 calcext:value-type="string">
            <text:p>WABENI VOCATIONAL TRAINING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ZELEGO INSTITUT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ZETECH UNIVERSITY</text:p>
          </table:table-cell>
        </table:table-row>
        <table:table-row table:style-name="ro1" table:number-rows-repeated="23">
          <table:table-cell/>
        </table:table-row>
        <table:table-row table:style-name="ro1">
          <table:table-cell office:value-type="string" calcext:value-type="string">
            <text:p>TOT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7" meta:object-count="0"/>
    <meta:generator>LibreOffice/5.1.6.2$Linux_X86_64 LibreOffice_project/10m0$Build-2</meta:generator>
  </office:meta>
</office:document-meta>
</file>